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1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Chi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3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3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3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sales_plan_of 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sales_plan_of 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3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3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3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1">2007.12.21</text:date>, <text:time>19:16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04-25T07:50:52</meta:creation-date>
    <dc:creator>AgentK</dc:creator>
    <dc:date>2007-12-21T19:15:59</dc:date>
    <meta:editing-cycles>135</meta:editing-cycles>
    <meta:editing-duration>PT14H0M59S</meta:editing-duration>
    <meta:user-defined meta:name="Info 1"/>
    <meta:user-defined meta:name="Info 2"/>
    <meta:user-defined meta:name="Info 3"/>
    <meta:user-defined meta:name="Info 4"/>
    <meta:document-statistic meta:table-count="15" meta:cell-count="8495"/>
  </office:meta>
</office:document-meta>
</file>